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text-align="justify" style:justify-single-word="false"/>
      <style:text-properties style:font-name="Times New Roman" fo:font-size="14pt" fo:font-weight="normal" style:font-size-asian="14pt" style:font-weight-asian="normal" style:font-size-complex="14pt" style:font-weight-complex="normal"/>
    </style:style>
    <style:style style:name="P2" style:family="paragraph" style:parent-style-name="Text_20_body">
      <style:paragraph-properties fo:text-align="justify" style:justify-single-word="false"/>
      <style:text-properties style:font-name="Times New Roman" fo:font-size="14pt" fo:font-weight="normal" officeooo:paragraph-rsid="00008311" style:font-size-asian="14pt" style:font-weight-asian="normal" style:font-size-complex="14pt" style:font-weight-complex="normal"/>
    </style:style>
    <style:style style:name="P3" style:family="paragraph" style:parent-style-name="Text_20_body">
      <style:paragraph-properties fo:text-align="justify" style:justify-single-word="false"/>
      <style:text-properties style:font-name="Times New Roman" fo:font-size="14pt" fo:font-weight="normal" style:font-size-asian="14pt" style:font-weight-asian="normal" style:font-size-complex="14pt" style:font-weight-complex="normal"/>
    </style:style>
    <style:style style:name="P4" style:family="paragraph" style:parent-style-name="Text_20_body">
      <style:paragraph-properties fo:text-align="center" style:justify-single-word="false"/>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Heading_20_3">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officeooo:paragraph-rsid="0003ae7b"/>
    </style:style>
    <style:style style:name="P8" style:family="paragraph" style:parent-style-name="Text_20_body">
      <style:paragraph-properties fo:text-align="justify" style:justify-single-word="false"/>
      <style:text-properties officeooo:paragraph-rsid="00008311"/>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start" style:justify-single-word="false"/>
      <style:text-properties officeooo:paragraph-rsid="0003ae7b"/>
    </style:style>
    <style:style style:name="P11" style:family="paragraph" style:parent-style-name="Text_20_body" style:list-style-name="L1">
      <style:paragraph-properties fo:text-align="justify" style:justify-single-word="false"/>
    </style:style>
    <style:style style:name="P12" style:family="paragraph" style:parent-style-name="Text_20_body" style:list-style-name="L1">
      <style:paragraph-properties fo:margin-top="0in" fo:margin-bottom="0in" style:contextual-spacing="false" fo:text-align="justify" style:justify-single-word="false"/>
    </style:style>
    <style:style style:name="P13" style:family="paragraph" style:parent-style-name="Text_20_body" style:list-style-name="L2">
      <style:paragraph-properties fo:margin-top="0in" fo:margin-bottom="0in" style:contextual-spacing="false" fo:text-align="justify" style:justify-single-word="false"/>
    </style:style>
    <style:style style:name="P14" style:family="paragraph" style:parent-style-name="Text_20_body" style:list-style-name="L2">
      <style:paragraph-properties fo:text-align="justify" style:justify-single-word="false"/>
    </style:style>
    <style:style style:name="P15" style:family="paragraph" style:parent-style-name="Text_20_body" style:list-style-name="L1">
      <style:paragraph-properties fo:margin-top="0in" fo:margin-bottom="0in" style:contextual-spacing="false" fo:text-align="justify" style:justify-single-word="false"/>
      <style:text-properties style:font-name="Times New Roman" fo:font-size="14pt" fo:font-weight="normal" style:font-size-asian="14pt" style:font-weight-asian="normal" style:font-size-complex="14pt" style:font-weight-complex="normal"/>
    </style:style>
    <style:style style:name="T1" style:family="text">
      <style:text-properties style:font-name="Times New Roman" fo:font-size="14pt" fo:font-weight="normal" style:font-size-asian="14pt" style:font-weight-asian="normal" style:font-size-complex="14pt" style:font-weight-complex="normal"/>
    </style:style>
    <style:style style:name="T2" style:family="text">
      <style:text-properties style:font-name="Times New Roman" fo:font-size="14pt" fo:font-weight="normal" officeooo:rsid="00025b91" style:font-size-asian="14pt" style:font-weight-asian="normal" style:font-size-complex="14pt" style:font-weight-complex="normal"/>
    </style:style>
    <style:style style:name="T3" style:family="text">
      <style:text-properties style:font-name="Times New Roman" fo:font-size="14pt" fo:font-weight="normal" officeooo:rsid="0004efcb" style:font-size-asian="14pt" style:font-weight-asian="normal" style:font-size-complex="14pt" style:font-weight-complex="normal"/>
    </style:style>
    <style:style style:name="T4" style:family="text">
      <style:text-properties style:font-name="Times New Roman" fo:font-size="14pt" fo:font-weight="bold" style:font-size-asian="14pt" style:font-weight-asian="bold" style:font-size-complex="14pt" style:font-weight-complex="bold"/>
    </style:style>
    <style:style style:name="T5" style:family="text">
      <style:text-properties style:font-name="Times New Roman" fo:font-size="14pt" fo:font-style="italic" fo:font-weight="normal" style:font-size-asian="14pt" style:font-style-asian="italic" style:font-weight-asian="normal" style:font-size-complex="14pt" style:font-style-complex="italic" style:font-weight-complex="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3"><text:span text:style-name="Strong_20_Emphasis"><text:span text:style-name="T4">Athanor: Local search over abstract constraint spec­fications</text:span></text:span></text:h>
      <text:p text:style-name="P6"><text:span text:style-name="Strong_20_Emphasis"><text:span text:style-name="T4"/></text:span></text:p>
      <text:p text:style-name="P6"><text:span text:style-name="Strong_20_Emphasis"><text:span text:style-name="T1">Arti</text:span></text:span><text:span text:style-name="Strong_20_Emphasis"><text:span text:style-name="T2">fi</text:span></text:span><text:span text:style-name="Strong_20_Emphasis"><text:span text:style-name="T1">cial Intelligence 340 (2025) 104277 <text:s text:c="51"/></text:span></text:span><text:span text:style-name="Strong_20_Emphasis"><text:span text:style-name="T3">Aralık</text:span></text:span><text:span text:style-name="Strong_20_Emphasis"><text:span text:style-name="T1"> 2024</text:span></text:span></text:p>
      <text:p text:style-name="P4"/>
      <text:p text:style-name="P10"><text:span text:style-name="Strong_20_Emphasis"><text:span text:style-name="T5">Kombinatoryal Optimizasyon, Yerel Arama, Soyut Kısıt Belirtimi</text:span></text:span></text:p>
      <text:p text:style-name="P7"><text:span text:style-name="Strong_20_Emphasis"><text:span text:style-name="T5"/></text:span></text:p>
      <text:p text:style-name="P8"><text:span text:style-name="T1"><text:tab/>Kombinatoryal optimizasyon problemleri, geniş uygulama alanlarına sahip olup, üretim planlamasından lojistiğe, ağ tasarımından zaman çizelgelemesine kadar birçok alanda karşılaşılan zorlukların çözümünde kritik bir rol oynamaktadır. Bu tür problemlerin çözümü için kullanılan yöntemlerden biri </text:span><text:span text:style-name="Strong_20_Emphasis"><text:span text:style-name="T1">yerel arama (local search)</text:span></text:span><text:span text:style-name="T1"> olup, belirli bir çözüm uzayı içinde daha iyi çözümler üretmeyi amaçlayan iteratif bir yaklaşımdır. </text:span></text:p>
      <text:p text:style-name="P2"><text:tab/>Geleneksel yerel arama algoritmaları, belirli bir başlangıç çözümünden hareket ederek, komşuluk yapıları aracılığıyla adım adım iyileştirmeler yapmayı hedefler. Ancak, birçok yerel arama yöntemi, problem yapısının tam olarak modellenmemesi nedeniyle optimum çözüme ulaşmada sınırlamalarla karşılaşmaktadır.</text:p>
      <text:p text:style-name="P9"><text:span text:style-name="T1"><text:tab/>Bu çalışmada, </text:span><text:span text:style-name="Strong_20_Emphasis"><text:span text:style-name="T1">Athanor</text:span></text:span><text:span text:style-name="T1"> adlı yeni bir yerel arama çözümleyicisi (solver) tanıtılmaktadır. Athanor, kombinatoryal optimizasyon problemlerini çözmek için </text:span><text:span text:style-name="Strong_20_Emphasis"><text:span text:style-name="T1">soyut kısıt belirtimi (abstract constraint specification)</text:span></text:span><text:span text:style-name="T1"> dilini kullanarak, modelleme sürecini daha esnek ve ölçeklenebilir hale getirmektedir. Özellikle </text:span><text:span text:style-name="Strong_20_Emphasis"><text:span text:style-name="T1">Essence</text:span></text:span><text:span text:style-name="T1"> dili kullanılarak geliştirilen bu yaklaşım, problem tanımlarını düşük seviyeli modellere dönüştürmeden işlemeye olanak tanır. Geleneksel yöntemlerden farklı olarak, Athanor, </text:span><text:span text:style-name="Strong_20_Emphasis"><text:span text:style-name="T1">komşuluk yapılarını (neighbourhood structures) problem tanımının iç yapısından otomatik olarak türetebilen</text:span></text:span><text:span text:style-name="T1"> bir modelleme mekanizmasına sahiptir. Bu özellik, problemdeki karar değişkenlerinin etkileşimlerini doğrudan kullanarak, daha kaliteli çözümler üretilmesini sağlamaktadır.</text:span></text:p>
      <text:p text:style-name="P9"><text:span text:style-name="T1"><text:tab/>Çalışmada, Athanor’un temel bileşenleri detaylandırılmış, geleneksel kısıt programlama çözücülerine kıyasla sunduğu avantajlar ele alınmış ve yapılan deneysel analizler sonucunda, özellikle büyük ölçekli problemler için sağladığı performans iyileştirmeleri ortaya konmuştur. Özellikle </text:span><text:span text:style-name="Strong_20_Emphasis"><text:span text:style-name="T1">Senkron Optik Ağ Problemi (SONET)</text:span></text:span><text:span text:style-name="T1"> gibi gerçek dünya senaryoları üzerinde yapılan deneylerde, Athanor’un ölçeklenebilirliği ve çözüm kalitesi açısından üstün performans gösterdiği tespit edilmiştir.</text:span></text:p>
      <text:p text:style-name="P9"><text:span text:style-name="Strong_20_Emphasis"><text:span text:style-name="T1"><text:tab/></text:span></text:span><text:span text:style-name="T1">Athanor, </text:span><text:span text:style-name="Strong_20_Emphasis"><text:span text:style-name="T1">Essence dili</text:span></text:span><text:span text:style-name="T1"> kullanılarak tanımlanan problemlerin çözümü için </text:span><text:span text:style-name="Strong_20_Emphasis"><text:span text:style-name="T1">yerel arama tabanlı bir yaklaşım</text:span></text:span><text:span text:style-name="T1"> sunmaktadır. Essence, geleneksel modelleme dillerine kıyasla, problem yapısını </text:span><text:span text:style-name="Strong_20_Emphasis"><text:span text:style-name="T1">soyut veri türleri (abstract types) kullanarak</text:span></text:span><text:span text:style-name="T1"> ifade etme </text:span><text:soft-page-break/><text:span text:style-name="T1">yeteneğine sahiptir. Bu sayede, problem tanımları daha esnek hale gelmekte ve karar değişkenleri arasındaki ilişkiler daha yüksek seviyede temsil edilebilmektedir.</text:span></text:p>
      <text:p text:style-name="P3">Athanor’un çözüm mekanizması üç temel bileşen üzerine kuruludur:</text:p>
      <text:list xml:id="list735819999" text:style-name="L1">
        <text:list-item>
          <text:p text:style-name="P11"><text:span text:style-name="Strong_20_Emphasis"><text:span text:style-name="T1">Komşuluk Yapılarının Otomatik Türetimi (Automatic Neighbourhood Structure Generation)</text:span></text:span></text:p>
          <text:list>
            <text:list-item>
              <text:p text:style-name="P15">Athanor, problem tanımındaki soyut veri türlerinden hareketle komşuluk yapıları oluşturur.</text:p>
            </text:list-item>
            <text:list-item>
              <text:p text:style-name="P12"><text:span text:style-name="T1">Bu süreç, </text:span><text:span text:style-name="Strong_20_Emphasis"><text:span text:style-name="T1">kısıt modellerini düşük seviyeli temsillere dönüştürmeden doğrudan karar değişkenleri üzerinde işlem yapmayı mümkün kılar.</text:span></text:span></text:p>
            </text:list-item>
            <text:list-item>
              <text:p text:style-name="P12"><text:span text:style-name="T1">Örneğin, bir </text:span><text:span text:style-name="Strong_20_Emphasis"><text:span text:style-name="T1">küme (set)</text:span></text:span><text:span text:style-name="T1"> içerisindeki elemanların değiştirilmesi veya iki küme arasında eleman transferi gibi işlemler, Essence'in sunduğu veri türleri üzerinden doğrudan gerçekleştirilebilir.</text:span></text:p>
            </text:list-item>
          </text:list>
        </text:list-item>
        <text:list-item>
          <text:p text:style-name="P11"><text:span text:style-name="Strong_20_Emphasis"><text:span text:style-name="T1">Dinamik Bellek Yönetimi (Dynamic Memory Management)</text:span></text:span></text:p>
          <text:list>
            <text:list-item>
              <text:p text:style-name="P12"><text:span text:style-name="T1">Geleneksel çözücüler, problem büyüklüğüne bağlı olarak büyük miktarda bellek tahsisi gerektirirken, Athanor </text:span><text:span text:style-name="Strong_20_Emphasis"><text:span text:style-name="T1">dinamik bellek yönetimi</text:span></text:span><text:span text:style-name="T1"> sayesinde yalnızca gerekli olan veri yapılarını oluşturur.</text:span></text:p>
            </text:list-item>
            <text:list-item>
              <text:p text:style-name="P12"><text:span text:style-name="T1">Özellikle, problem değişkenlerinin boyutu </text:span><text:span text:style-name="Strong_20_Emphasis"><text:span text:style-name="T1">çözümleme sürecine göre değiştirilebilmekte</text:span></text:span><text:span text:style-name="T1">, böylece hesaplama maliyetleri optimize edilmektedir.</text:span></text:p>
            </text:list-item>
          </text:list>
        </text:list-item>
        <text:list-item>
          <text:p text:style-name="P11"><text:span text:style-name="Strong_20_Emphasis"><text:span text:style-name="T1">İteratif Yerel Arama Mekanizması (Iterative Local Search Mechanism)</text:span></text:span></text:p>
          <text:list>
            <text:list-item>
              <text:p text:style-name="P15">Çözüm sürecinde, Athanor iki ana strateji uygular:</text:p>
              <text:list>
                <text:list-item>
                  <text:p text:style-name="P12"><text:span text:style-name="Strong_20_Emphasis"><text:span text:style-name="T1">Kısıt ihlallerini gidermeye yönelik arama (constraint violation minimization)</text:span></text:span></text:p>
                </text:list-item>
                <text:list-item>
                  <text:p text:style-name="P12"><text:span text:style-name="Strong_20_Emphasis"><text:span text:style-name="T1">Amaç fonksiyonunu iyileştirmeye yönelik arama (objective function optimization)</text:span></text:span></text:p>
                </text:list-item>
              </text:list>
            </text:list-item>
            <text:list-item>
              <text:p text:style-name="P11"><text:span text:style-name="T1">Arama sürecinde, </text:span><text:span text:style-name="Strong_20_Emphasis"><text:span text:style-name="T1">Ağaç Tabanlı Artımlı Değerlendirme (Tree-based Incremental Evaluation)</text:span></text:span><text:span text:style-name="T1"> yöntemi kullanılarak, yalnızca değişen düğümler yeniden hesaplanır ve böylece gereksiz işlem yükü azaltılır.</text:span></text:p>
            </text:list-item>
          </text:list>
        </text:list-item>
      </text:list>
      <text:p text:style-name="P9"><text:span text:style-name="T1"><text:tab/>Deneysel analizlerde, Athanor’un mevcut çözücülerle kıyaslandığında </text:span><text:span text:style-name="Strong_20_Emphasis"><text:span text:style-name="T1">daha büyük ölçekli problemlere ölçeklenebilirlik sağladığı</text:span></text:span><text:span text:style-name="T1"> ve </text:span><text:span text:style-name="Strong_20_Emphasis"><text:span text:style-name="T1">daha kısa sürede yüksek kaliteli çözümler üretebildiği</text:span></text:span><text:span text:style-name="T1"> gözlemlenmiştir. Özellikle </text:span><text:span text:style-name="Strong_20_Emphasis"><text:span text:style-name="T1">SONET (Synchronous Optical Networking) probleminde</text:span></text:span><text:span text:style-name="T1">, fiber-optik ağların optimizasyonu üzerinde yapılan testlerde Athanor’un, geleneksel yöntemlere kıyasla daha hızlı ve etkin çözümler ürettiği tespit edilmiştir.</text:span><text:span text:style-name="Strong_20_Emphasis"><text:span text:style-name="T1"><text:tab/></text:span></text:span></text:p>
      <text:p text:style-name="P9"><text:span text:style-name="T1"><text:tab/>Bu çalışma, </text:span><text:span text:style-name="Strong_20_Emphasis"><text:span text:style-name="T1">Athanor</text:span></text:span><text:span text:style-name="T1"> adlı yeni bir yerel arama çözücüsünü tanıtarak, </text:span><text:span text:style-name="Strong_20_Emphasis"><text:span text:style-name="T1">kombinatoryal optimizasyon problemlerinin çözümünde daha ölçeklenebilir ve esnek </text:span></text:span><text:soft-page-break/><text:span text:style-name="Strong_20_Emphasis"><text:span text:style-name="T1">bir yaklaşım sunduğunu</text:span></text:span><text:span text:style-name="T1"> ortaya koymuştur. </text:span><text:span text:style-name="Strong_20_Emphasis"><text:span text:style-name="T1">Soyut kısıt belirtimi (abstract constraint specification)</text:span></text:span><text:span text:style-name="T1"> diline dayalı olarak çalışan bu model, problem tanımlarını doğrudan kullanarak, </text:span><text:span text:style-name="Strong_20_Emphasis"><text:span text:style-name="T1">komşuluk yapılarının otomatik türetilmesini</text:span></text:span><text:span text:style-name="T1"> ve </text:span><text:span text:style-name="Strong_20_Emphasis"><text:span text:style-name="T1">dinamik bellek yönetimi ile hesaplama verimliliğinin artırılmasını</text:span></text:span><text:span text:style-name="T1"> sağlamaktadır.</text:span></text:p>
      <text:p text:style-name="P9"><text:span text:style-name="Strong_20_Emphasis"><text:span text:style-name="T1"/></text:span></text:p>
      <text:p text:style-name="P9"><text:span text:style-name="Strong_20_Emphasis"><text:span text:style-name="T1">Çalışmanın ana çıkarımları şunlardır:</text:span></text:span></text:p>
      <text:list xml:id="list2136436329" text:style-name="L2">
        <text:list-item>
          <text:p text:style-name="P13"><text:span text:style-name="Strong_20_Emphasis"><text:span text:style-name="T1">Athanor’un soyut problem tanımlarını doğrudan işleyebilmesi</text:span></text:span><text:span text:style-name="T1">, düşük seviyeli modelleme gerekliliğini ortadan kaldırarak esnekliği artırmaktadır.</text:span></text:p>
        </text:list-item>
        <text:list-item>
          <text:p text:style-name="P13"><text:span text:style-name="Strong_20_Emphasis"><text:span text:style-name="T1">Otomatik komşuluk yapısı türetme mekanizması</text:span></text:span><text:span text:style-name="T1">, yerel arama süreçlerinde daha kaliteli çözümler üretilmesine olanak tanımaktadır.</text:span></text:p>
        </text:list-item>
        <text:list-item>
          <text:p text:style-name="P14"><text:span text:style-name="Strong_20_Emphasis"><text:span text:style-name="T1">Bellek yönetimi ve artımlı değerlendirme mekanizmaları</text:span></text:span><text:span text:style-name="T1">, özellikle büyük veri kümeleriyle çalışan problemlerde performans artışı sağlamaktadır.</text:span></text:p>
        </text:list-item>
      </text:list>
      <text:p text:style-name="P2"><text:tab/></text:p>
      <text:p text:style-name="P8"><text:span text:style-name="T1"><text:tab/>Gelecekte, Athanor’un farklı optimizasyon problemlerine uygulanabilirliğinin artırılması ve özellikle </text:span><text:span text:style-name="Strong_20_Emphasis"><text:span text:style-name="T1">dinamik kısıt değişikliklerine duyarlı hale getirilmesi</text:span></text:span><text:span text:style-name="T1"> üzerine çalışmalar yapılabilir. Ayrıca, </text:span><text:span text:style-name="Strong_20_Emphasis"><text:span text:style-name="T1">graf tabanlı makine öğrenmesi yaklaşımları ile birleşerek daha akıllı komşuluk seçimleri yapılması</text:span></text:span><text:span text:style-name="T1"> üzerine araştırmalar gerçekleştirilebilir. Bu sayede, büyük ölçekli optimizasyon problemlerinin çözüm sürecinin daha da hızlandırılması mümkün olacaktır.</text:spa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1T09:55:35.814335974</meta:creation-date>
    <dc:date>2025-03-06T14:41:36.126168545</dc:date>
    <meta:editing-duration>PT17M54S</meta:editing-duration>
    <meta:editing-cycles>5</meta:editing-cycles>
    <meta:generator>LibreOffice/7.3.7.2$Linux_X86_64 LibreOffice_project/30$Build-2</meta:generator>
    <meta:document-statistic meta:table-count="0" meta:image-count="0" meta:object-count="0" meta:page-count="3" meta:paragraph-count="29" meta:word-count="654" meta:character-count="5822" meta:non-whitespace-character-count="5149"/>
  </office:meta>
</office:document-meta>
</file>